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9b85c"/>
    </style:style>
    <style:style style:name="P2" style:family="paragraph" style:parent-style-name="Preformatted_20_Text">
      <style:text-properties fo:language="hsb" fo:country="DE" officeooo:paragraph-rsid="0019b85c"/>
    </style:style>
    <style:style style:name="T1" style:family="text">
      <style:text-properties fo:language="hsb" fo:country="DE"/>
    </style:style>
    <style:style style:name="T2" style:family="text">
      <style:text-properties officeooo:rsid="0019b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38.tif.large.jpg </text:p>
      <text:p text:style-name="Preformatted_20_Text">%----------------------------------------------------------- </text:p>
      <text:p text:style-name="Preformatted_20_Text"/>
      <text:p text:style-name="P2">%----------------------------------- </text:p>
      <text:p text:style-name="P2"/>
      <text:p text:style-name="P1"><text:span text:style-name="T1">kapitl((</text:span>Třeći list swjateho Jana.<text:span text:style-name="T2">))</text:span></text:p>
      <text:p text:style-name="P1"/>
      <text:p text:style-name="P1"><text:span text:style-name="T2">detail((</text:span>Chwalba počinka, hdyž štó rad hozpoduje.<text:span text:style-name="T2">))</text:span></text:p>
      <text:p text:style-name="Preformatted_20_Text"/>
      <text:p text:style-name="P2">%----------------------------------- </text:p>
      <text:p text:style-name="P2"/>
      <text:p text:style-name="P1">1. Tón starši Gajej, temu lubemu, kotrehož ja prawje lubo mam. </text:p>
      <text:p text:style-name="P1"/>
      <text:p text:style-name="Preformatted_20_Text">2. Mój luby, ja popřeju tebi, zo by so ći na wšitkim derje šło a zo by strowy był; runje jako so twojej duši derje dźe. </text:p>
      <text:p text:style-name="Preformatted_20_Text"/>
      <text:p text:style-name="Preformatted_20_Text">3. Ja sym so pak jara zawjeselił, jako ći bratřa přińdźechu a swědčichu wot twojeje prawdy, kak ty po prawdźe chodźiš. <text:span text:style-name="T2">ref((</text:span>2 Jan. št. 4.<text:span text:style-name="T2">))</text:span> </text:p>
      <text:p text:style-name="Preformatted_20_Text"/>
      <text:p text:style-name="Preformatted_20_Text">4. Ja nimam žaneje wjetšeje wjesołosće, chiba tu, hdyž słyšu, zo moje dźěći po prawdźe chodźa. </text:p>
      <text:p text:style-name="Preformatted_20_Text"/>
      <text:p text:style-name="Preformatted_20_Text">5. Mój luby, ty swěru činiš, štož ty činiš na bratrach a hosćach, </text:p>
      <text:p text:style-name="Preformatted_20_Text"/>
      <text:p text:style-name="P1">6. Kotřiž wot twojeje lubosće su swědčili před cyrkwinej gmejnu; a ty budźeš derje činić, hdyž jich tak přewodźiš, kaž so hodźi před Bohom. <text:span text:style-name="T2">ref((</text:span>Tit. 3, 13.<text:span text:style-name="T2">))</text:span></text:p>
      <text:p text:style-name="Preformatted_20_Text"/>
      <text:p text:style-name="P1">7. Přetož jeho mjena dla su woni wušli a njejsu wot tych pohanow ničo brali. <text:span text:style-name="T2">ref((</text:span>Mat. 10, 8.<text:span text:style-name="T2">))</text:span></text:p>
      <text:p text:style-name="P1"/>
      <text:p text:style-name="Preformatted_20_Text">8. My smy teho dla winowaći, jich horje wzać, zo bychmy pomocnicy teje prawdy byli. </text:p>
      <text:p text:style-name="Preformatted_20_Text"/>
      <text:p text:style-name="Preformatted_20_Text">9. Ja sym tej wosadźe pisał; ale Diotrephes, kiž chce bjez nimi najwyšši być, nas horje njebjerje. </text:p>
      <text:p text:style-name="Preformatted_20_Text"/>
      <text:p text:style-name="P1">10. Teho dla, jeli zo přińdu, chcu ja jemu spomnić na jeho skutki, kotrež wón čini a wrězka na nas ze złóstnymi słowami. Tež njeda wón sebi na tym dosć być, zo wón sam tych bratrow horje njebjerje, ale wobara tež tym, kotřiž to same chcedźa činić, a wustorka jich z wosady won. <text:span text:style-name="T2">ref((</text:span>Mat. 23, 13.<text:span text:style-name="T2">))</text:span></text:p>
      <text:p text:style-name="P1"><text:s/></text:p>
      <text:p text:style-name="P1">11. Mój luby, nječiń ty po nim to złe, ale čiń dobre. Štóž dobre čini, tón je wot Boha; štóž złe čini, tón Boha njeje widźił. <text:span text:style-name="T2">ref((</text:span>kz. 37, 27. 1 Jan. 3, 6. 9.<text:span text:style-name="T2">))</text:span></text:p>
      <text:p text:style-name="P1"/>
      <text:p text:style-name="P1">12. Demetrius ma swědčenje wot kóždeho a wot teje wěrnosće sameje; a my tež swědčimy, a wy wěsće, zo naše swědčenje wěrne je. <text:span text:style-name="T2">ref((</text:span>Jan. 19, 35. St. 21, 24.<text:span text:style-name="T2">))</text:span></text:p>
      <text:p text:style-name="P1"><text:s/></text:p>
      <text:p text:style-name="Preformatted_20_Text">13. Ja bych wjele pisać měł; ale ja nochcu z tintu a z pjerom tebi pisać. </text:p>
      <text:p text:style-name="Preformatted_20_Text"/>
      <text:p text:style-name="Preformatted_20_Text">14. Nadźiju so pak, zo chcu će skoro widźeć; dha chcemy my tehdy ze ertom ke ertej hromadźe rěčeć. </text:p>
      <text:p text:style-name="Preformatted_20_Text"/>
      <text:p text:style-name="P1">15. Měr budź z tobu! Ći přećeljo dadźa ći wjele dobreho powjedźić. Rjekń wjele dobreho tym přećelam z mjenom. <text:span text:style-name="T2">ref((</text:span>1 Pět. 5, 14.<text:span text:style-name="T2">))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30T13:41:54.788780253</dc:date>
    <meta:editing-duration>PT2M21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5" meta:word-count="361" meta:character-count="2216" meta:non-whitespace-character-count="1860"/>
  </office:meta>
</office:document-meta>
</file>